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Normal">
      <style:paragraph-properties fo:text-align="start" style:justify-single-word="false" fo:break-before="page"/>
      <style:text-properties fo:font-size="12pt"/>
    </style:style>
    <style:style style:name="P2" style:family="paragraph" style:parent-style-name="Normal">
      <style:paragraph-properties fo:text-align="center" style:justify-single-word="false" fo:break-before="page"/>
      <style:text-properties fo:font-size="12pt" fo:language="ru" fo:country="RU"/>
    </style:style>
    <style:style style:name="P3" style:family="paragraph" style:parent-style-name="Normal">
      <style:paragraph-properties fo:text-align="start" style:justify-single-word="false"/>
      <style:text-properties fo:font-size="12pt"/>
    </style:style>
    <style:style style:name="P4" style:family="paragraph" style:parent-style-name="Normal">
      <style:paragraph-properties fo:text-align="center" style:justify-single-word="false"/>
      <style:text-properties fo:font-size="12pt" fo:language="ru" fo:country="RU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center" style:justify-single-word="false"/>
      <style:text-properties officeooo:rsid="0021fde3" officeooo:paragraph-rsid="0021fde3"/>
    </style:style>
    <style:style style:name="P8" style:family="paragraph" style:parent-style-name="Normal">
      <style:paragraph-properties fo:text-align="start" style:justify-single-word="false"/>
      <style:text-properties officeooo:rsid="0021fde3" officeooo:paragraph-rsid="0021fde3"/>
    </style:style>
    <style:style style:name="P9" style:family="paragraph" style:parent-style-name="Normal">
      <style:paragraph-properties fo:text-align="start" style:justify-single-word="false"/>
      <style:text-properties style:font-name="Courier New" officeooo:rsid="0021fde3" officeooo:paragraph-rsid="0021fde3"/>
    </style:style>
    <style:style style:name="P10" style:family="paragraph" style:parent-style-name="Normal">
      <style:paragraph-properties fo:text-align="start" style:justify-single-word="false"/>
      <style:text-properties style:font-name="Courier New" officeooo:rsid="00227b57" officeooo:paragraph-rsid="00227b57"/>
    </style:style>
    <style:style style:name="P11" style:family="paragraph" style:parent-style-name="Normal">
      <style:paragraph-properties fo:text-align="center" style:justify-single-word="false"/>
      <style:text-properties style:font-name="Courier New" officeooo:rsid="00227b57" officeooo:paragraph-rsid="00227b57"/>
    </style:style>
    <style:style style:name="P12" style:family="paragraph" style:parent-style-name="Normal">
      <style:paragraph-properties fo:text-align="center" style:justify-single-word="false"/>
      <style:text-properties style:font-name="Liberation Serif" officeooo:rsid="0021fde3" officeooo:paragraph-rsid="0021fde3"/>
    </style:style>
    <style:style style:name="P13" style:family="paragraph" style:parent-style-name="Normal">
      <style:paragraph-properties fo:text-align="center" style:justify-single-word="false"/>
      <style:text-properties style:font-name="Liberation Serif" officeooo:rsid="00227b57" officeooo:paragraph-rsid="00227b57"/>
    </style:style>
    <style:style style:name="P14" style:family="paragraph" style:parent-style-name="Normal" style:master-page-name="">
      <style:paragraph-properties fo:margin-left="0.499cm" fo:margin-right="0cm" fo:text-align="start" style:justify-single-word="false" fo:text-indent="0cm" style:auto-text-indent="false" style:page-number="auto" style:writing-mode="lr-tb"/>
      <style:text-properties style:font-name="Courier New" officeooo:rsid="0021fde3" officeooo:paragraph-rsid="0021fde3"/>
    </style:style>
    <style:style style:name="P15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officeooo:rsid="0021fde3" officeooo:paragraph-rsid="0021fde3"/>
    </style:style>
    <style:style style:name="P16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style:font-name="Liberation Serif" officeooo:rsid="00227b57" officeooo:paragraph-rsid="00227b57"/>
    </style:style>
    <style:style style:name="P17" style:family="paragraph" style:parent-style-name="Normal" style:master-page-name="">
      <style:paragraph-properties fo:margin-left="0cm" fo:margin-right="0cm" fo:text-align="start" style:justify-single-word="false" fo:text-indent="0.3cm" style:auto-text-indent="false" style:page-number="auto" style:writing-mode="lr-tb"/>
      <style:text-properties style:font-name="Liberation Serif" officeooo:rsid="0021fde3" officeooo:paragraph-rsid="0021fde3"/>
    </style:style>
    <style:style style:name="P18" style:family="paragraph" style:parent-style-name="Normal">
      <style:paragraph-properties fo:margin-left="0cm" fo:margin-right="0cm" fo:text-align="start" style:justify-single-word="false" fo:text-indent="0.199cm" style:auto-text-indent="false" style:writing-mode="lr-tb"/>
      <style:text-properties style:font-name="Courier New" officeooo:rsid="002460e0" officeooo:paragraph-rsid="002460e0"/>
    </style:style>
    <style:style style:name="P19" style:family="paragraph" style:parent-style-name="Normal">
      <style:paragraph-properties fo:margin-left="0cm" fo:margin-right="0cm" fo:text-align="start" style:justify-single-word="false" fo:text-indent="0.199cm" style:auto-text-indent="false" style:writing-mode="lr-tb"/>
      <style:text-properties style:font-name="Liberation Serif" officeooo:rsid="002460e0" officeooo:paragraph-rsid="002460e0"/>
    </style:style>
    <style:style style:name="P20" style:family="paragraph" style:parent-style-name="Normal">
      <style:paragraph-properties fo:margin-left="0cm" fo:margin-right="0cm" fo:text-align="center" style:justify-single-word="false" fo:text-indent="0.199cm" style:auto-text-indent="false" style:writing-mode="lr-tb"/>
      <style:text-properties style:font-name="Liberation Serif" officeooo:rsid="002460e0" officeooo:paragraph-rsid="002460e0"/>
    </style:style>
    <style:style style:name="P21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style:font-name="Liberation Serif" officeooo:rsid="0029e29b" officeooo:paragraph-rsid="0029e29b"/>
    </style:style>
    <style:style style:name="P22" style:family="paragraph" style:parent-style-name="Normal">
      <style:paragraph-properties fo:text-align="start" style:justify-single-word="false"/>
      <style:text-properties officeooo:rsid="0029e29b" officeooo:paragraph-rsid="0029e29b"/>
    </style:style>
    <style:style style:name="T1" style:family="text">
      <style:text-properties fo:language="ru" fo:country="RU"/>
    </style:style>
    <style:style style:name="T2" style:family="text">
      <style:text-properties officeooo:rsid="00214dde"/>
    </style:style>
    <style:style style:name="T3" style:family="text">
      <style:text-properties officeooo:rsid="00227b5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460e0"/>
    </style:style>
    <style:style style:name="T6" style:family="text">
      <style:text-properties officeooo:rsid="00275fd5"/>
    </style:style>
    <style:style style:name="T7" style:family="text">
      <style:text-properties officeooo:rsid="0029e29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Министерство образования Нижегородской области</text:p>
        <text:p text:style-name="P4">Государственное бюджетное образовательное учреждение</text:p>
        <text:p text:style-name="P4">среднего профессионального образования</text:p>
        <text:p text:style-name="P4">«Нижегородский радиотехнический колледж»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ОТЧЁТ</text:p>
        <text:p text:style-name="P4">по лабораторной работе №<text:span text:style-name="T7">4</text:span></text:p>
        <text:p text:style-name="P4">ТЕМА «<text:span text:style-name="T7">Безопасность Web-приложений</text:span>»</text:p>
        <text:p text:style-name="P5"><text:span text:style-name="T1">Дисциплина «</text:span>Технология применения программных средств защиты информационных систем<text:span text:style-name="T1">»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>Выполнил</text:p>
              <text:p text:style-name="P3">студент</text:p>
              <text:p text:style-name="P3">группы <text:span text:style-name="T3">3</text:span>Ис-13-2с</text:p>
              <text:p text:style-name="P3">Старостьянц А.М.</text:p>
            </table:table-cell>
            <table:table-cell office:value-type="string">
              <text:p text:style-name="P1">Проверил</text:p>
              <text:p text:style-name="P3">преподаватель</text:p>
              <text:p text:style-name="P3">Слугин В.Г.</text:p>
            </table:table-cell>
          </table:table-row>
        </table:table>
        <text:p text:style-name="P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6">г. Нижний Новгород</text:p>
        <text:p text:style-name="P6">2015 г.</text:p>
        <text:p text:style-name="P22"><text:soft-page-break/></text:p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Fri Oct 16 13:50:47 2015
</meta:creation-date>
    <dc:date>2015-11-02T09:32:32.353747315</dc:date>
    <meta:editing-duration>PT13M45S</meta:editing-duration>
    <meta:editing-cycles>8</meta:editing-cycles>
    <meta:document-statistic meta:table-count="1" meta:image-count="0" meta:object-count="0" meta:page-count="2" meta:paragraph-count="17" meta:word-count="45" meta:character-count="427" meta:non-whitespace-character-count="399"/>
  </office:meta>
</office:document-meta>
</file>